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1.831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1.66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  <style:style style:name="ce14" style:family="table-cell" style:parent-style-name="Default" style:data-style-name="N109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9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9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 style:data-style-name="N109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09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9" style:family="table-cell" style:parent-style-name="Default" style:data-style-name="N109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30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31" style:family="table-cell" style:parent-style-name="Default" style:data-style-name="N11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2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1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13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5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3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LEDs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14"/>
        <table:table-column table:style-name="co4" table:default-cell-style-name="Default"/>
        <table:table-column table:style-name="co5" table:default-cell-style-name="ce17"/>
        <table:table-column table:style-name="co6" table:default-cell-style-name="ce5"/>
        <table:table-column table:style-name="co7" table:default-cell-style-name="ce25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>
            <text:p>Iv_new, mcd</text:p>
          </table:table-cell>
          <table:table-cell table:style-name="ce5" office:value-type="float" office:value="15">
            <text:p>15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>
            <text:p>Schematic</text:p>
          </table:table-cell>
          <table:table-cell table:style-name="ce6" office:value-type="string">
            <text:p>Color</text:p>
          </table:table-cell>
          <table:table-cell table:style-name="ce10" office:value-type="string">
            <text:p>Model</text:p>
          </table:table-cell>
          <table:table-cell table:style-name="ce1" office:value-type="string">
            <text:p>Uf_min, V</text:p>
          </table:table-cell>
          <table:table-cell table:style-name="ce6" office:value-type="string">
            <text:p>Uf_avg, V</text:p>
          </table:table-cell>
          <table:table-cell table:style-name="ce6" office:value-type="string">
            <text:p>Uf_max, V</text:p>
          </table:table-cell>
          <table:table-cell table:style-name="ce6" office:value-type="string">
            <text:p>If, mA</text:p>
          </table:table-cell>
          <table:table-cell table:style-name="ce10" office:value-type="string">
            <text:p>Iv_max, mcd</text:p>
          </table:table-cell>
          <table:table-cell table:style-name="ce1" office:value-type="string">
            <text:p>Us, V</text:p>
          </table:table-cell>
          <table:table-cell table:style-name="ce6" office:value-type="string">
            <text:p>Iv_coef</text:p>
          </table:table-cell>
          <table:table-cell table:style-name="ce6" office:value-type="string">
            <text:p>If_new, A</text:p>
          </table:table-cell>
          <table:table-cell table:style-name="ce6" office:value-type="string">
            <text:p>Uf_range</text:p>
          </table:table-cell>
          <table:table-cell table:style-name="ce6" office:value-type="string">
            <text:p>Uf_new, V</text:p>
          </table:table-cell>
          <table:table-cell table:style-name="ce6" office:value-type="string">
            <text:p>Ur, V</text:p>
          </table:table-cell>
          <table:table-cell table:style-name="ce10" office:value-type="string">
            <text:p>Rr, Ohm</text:p>
          </table:table-cell>
        </table:table-row>
        <table:table-row table:style-name="ro1">
          <table:table-cell office:value-type="string">
            <text:p>RGB</text:p>
          </table:table-cell>
          <table:table-cell office:value-type="string">
            <text:p>R</text:p>
          </table:table-cell>
          <table:table-cell office:value-type="string">
            <text:p>E6C0606RGBC3UDA </text:p>
          </table:table-cell>
          <table:table-cell table:formula="of:=[.E5]-([.F5]-[.E5])" office:value-type="float" office:value="1.6">
            <text:p>1,6</text:p>
          </table:table-cell>
          <table:table-cell table:style-name="ce17" office:value-type="float" office:value="1.9">
            <text:p>1,9</text:p>
          </table:table-cell>
          <table:table-cell office:value-type="float" office:value="2.2">
            <text:p>2,2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style-name="ce28" office:value-type="float" office:value="3.3">
            <text:p>3,3</text:p>
          </table:table-cell>
          <table:table-cell table:style-name="ce31" table:formula="of:=[.B2]/[.H5]" office:value-type="float" office:value="0.1">
            <text:p>0,100</text:p>
          </table:table-cell>
          <table:table-cell table:style-name="ce34" table:formula="of:=0.001*[.G5]*[.J5]" office:value-type="float" office:value="0.002">
            <text:p>0,002000</text:p>
          </table:table-cell>
          <table:table-cell table:style-name="ce31" table:formula="of:=[.F5]-[.D5]" office:value-type="float" office:value="0.600000000000001">
            <text:p>0,600</text:p>
          </table:table-cell>
          <table:table-cell table:style-name="ce31" table:formula="of:=[.D5]+[.L5]*[.J5]" office:value-type="float" office:value="1.66">
            <text:p>1,660</text:p>
          </table:table-cell>
          <table:table-cell table:style-name="ce37" table:formula="of:=[.I5]-[.M5]" office:value-type="float" office:value="1.64">
            <text:p>1,64</text:p>
          </table:table-cell>
          <table:table-cell table:style-name="ce40" table:formula="of:=[.N5]/[.K5]" office:value-type="float" office:value="820">
            <text:p>820</text:p>
          </table:table-cell>
        </table:table-row>
        <table:table-row table:style-name="ro1">
          <table:table-cell office:value-type="string">
            <text:p>RGB</text:p>
          </table:table-cell>
          <table:table-cell office:value-type="string">
            <text:p>G</text:p>
          </table:table-cell>
          <table:table-cell office:value-type="string">
            <text:p>E6C0606RGBC3UDA </text:p>
          </table:table-cell>
          <table:table-cell table:formula="of:=[.E6]-([.F6]-[.E6])" office:value-type="float" office:value="2.4">
            <text:p>2,4</text:p>
          </table:table-cell>
          <table:table-cell table:style-name="ce17" office:value-type="float" office:value="2.9">
            <text:p>2,9</text:p>
          </table:table-cell>
          <table:table-cell office:value-type="float" office:value="3.4">
            <text:p>3,4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style-name="ce29" office:value-type="float" office:value="3.3">
            <text:p>3,3</text:p>
          </table:table-cell>
          <table:table-cell table:style-name="ce32" table:formula="of:=[.B2]/[.H6]" office:value-type="float" office:value="0.01875">
            <text:p>0,019</text:p>
          </table:table-cell>
          <table:table-cell table:style-name="ce35" table:formula="of:=0.001*[.G6]*[.J6]" office:value-type="float" office:value="0.000375">
            <text:p>0,000375</text:p>
          </table:table-cell>
          <table:table-cell table:style-name="ce32" table:formula="of:=[.F6]-[.D6]" office:value-type="float" office:value="1">
            <text:p>1,000</text:p>
          </table:table-cell>
          <table:table-cell table:style-name="ce32" table:formula="of:=[.D6]+[.L6]*[.J6]" office:value-type="float" office:value="2.41875">
            <text:p>2,419</text:p>
          </table:table-cell>
          <table:table-cell table:style-name="ce38" table:formula="of:=[.I6]-[.M6]" office:value-type="float" office:value="0.88125">
            <text:p>0,88</text:p>
          </table:table-cell>
          <table:table-cell table:style-name="ce41" table:formula="of:=[.N6]/[.K6]" office:value-type="float" office:value="2350">
            <text:p>2350</text:p>
          </table:table-cell>
        </table:table-row>
        <table:table-row table:style-name="ro1">
          <table:table-cell office:value-type="string">
            <text:p>RGB</text:p>
          </table:table-cell>
          <table:table-cell office:value-type="string">
            <text:p>B</text:p>
          </table:table-cell>
          <table:table-cell office:value-type="string">
            <text:p>E6C0606RGBC3UDA </text:p>
          </table:table-cell>
          <table:table-cell table:formula="of:=[.E7]-([.F7]-[.E7])" office:value-type="float" office:value="2.4">
            <text:p>2,4</text:p>
          </table:table-cell>
          <table:table-cell table:style-name="ce17" office:value-type="float" office:value="2.9">
            <text:p>2,9</text:p>
          </table:table-cell>
          <table:table-cell office:value-type="float" office:value="3.4">
            <text:p>3,4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style-name="ce30" office:value-type="float" office:value="3.3">
            <text:p>3,3</text:p>
          </table:table-cell>
          <table:table-cell table:style-name="ce33" table:formula="of:=[.B2]/[.H7]" office:value-type="float" office:value="0.1">
            <text:p>0,100</text:p>
          </table:table-cell>
          <table:table-cell table:style-name="ce36" table:formula="of:=0.001*[.G7]*[.J7]" office:value-type="float" office:value="0.002">
            <text:p>0,002000</text:p>
          </table:table-cell>
          <table:table-cell table:style-name="ce33" table:formula="of:=[.F7]-[.D7]" office:value-type="float" office:value="1">
            <text:p>1,000</text:p>
          </table:table-cell>
          <table:table-cell table:style-name="ce33" table:formula="of:=[.D7]+[.L7]*[.J7]" office:value-type="float" office:value="2.5">
            <text:p>2,500</text:p>
          </table:table-cell>
          <table:table-cell table:style-name="ce39" table:formula="of:=[.I7]-[.M7]" office:value-type="float" office:value="0.8">
            <text:p>0,80</text:p>
          </table:table-cell>
          <table:table-cell table:style-name="ce42" table:formula="of:=[.N7]/[.K7]" office:value-type="float" office:value="400">
            <text:p>400</text:p>
          </table:table-cell>
        </table:table-row>
        <table:table-row table:style-name="ro1">
          <table:table-cell table:style-name="ce3" office:value-type="string">
            <text:p>TX</text:p>
          </table:table-cell>
          <table:table-cell table:style-name="ce8" office:value-type="string">
            <text:p>G</text:p>
          </table:table-cell>
          <table:table-cell table:style-name="ce12" office:value-type="string">
            <text:p>GNL-0603PGC </text:p>
          </table:table-cell>
          <table:table-cell table:style-name="ce15" table:formula="of:=[.E8]-([.F8]-[.E8])" office:value-type="float" office:value="2.4">
            <text:p>2,4</text:p>
          </table:table-cell>
          <table:table-cell table:style-name="ce18" office:value-type="float" office:value="2.9">
            <text:p>2,9</text:p>
          </table:table-cell>
          <table:table-cell table:style-name="ce21" office:value-type="float" office:value="3.4">
            <text:p>3,4</text:p>
          </table:table-cell>
          <table:table-cell table:style-name="ce23" office:value-type="float" office:value="20">
            <text:p>20</text:p>
          </table:table-cell>
          <table:table-cell table:style-name="ce26" office:value-type="float" office:value="120">
            <text:p>120</text:p>
          </table:table-cell>
          <table:table-cell table:style-name="ce28" office:value-type="float" office:value="3.3">
            <text:p>3,3</text:p>
          </table:table-cell>
          <table:table-cell table:style-name="ce31" table:formula="of:=[.B2]/[.H8]" office:value-type="float" office:value="0.125">
            <text:p>0,125</text:p>
          </table:table-cell>
          <table:table-cell table:style-name="ce34" table:formula="of:=0.001*[.G8]*[.J8]" office:value-type="float" office:value="0.0025">
            <text:p>0,002500</text:p>
          </table:table-cell>
          <table:table-cell table:style-name="ce31" table:formula="of:=[.F8]-[.D8]" office:value-type="float" office:value="1">
            <text:p>1,000</text:p>
          </table:table-cell>
          <table:table-cell table:style-name="ce31" table:formula="of:=[.D8]+[.L8]*[.J8]" office:value-type="float" office:value="2.525">
            <text:p>2,525</text:p>
          </table:table-cell>
          <table:table-cell table:style-name="ce37" table:formula="of:=[.I8]-[.M8]" office:value-type="float" office:value="0.775">
            <text:p>0,78</text:p>
          </table:table-cell>
          <table:table-cell table:style-name="ce40" table:formula="of:=[.N8]/[.K8]" office:value-type="float" office:value="310">
            <text:p>310</text:p>
          </table:table-cell>
        </table:table-row>
        <table:table-row table:style-name="ro1">
          <table:table-cell office:value-type="string">
            <text:p>RX</text:p>
          </table:table-cell>
          <table:table-cell office:value-type="string">
            <text:p>G</text:p>
          </table:table-cell>
          <table:table-cell office:value-type="string">
            <text:p>GNL-0603PGC </text:p>
          </table:table-cell>
          <table:table-cell table:formula="of:=[.E9]-([.F9]-[.E9])" office:value-type="float" office:value="2.4">
            <text:p>2,4</text:p>
          </table:table-cell>
          <table:table-cell table:style-name="ce19" office:value-type="float" office:value="2.9">
            <text:p>2,9</text:p>
          </table:table-cell>
          <table:table-cell office:value-type="float" office:value="3.4">
            <text:p>3,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29" office:value-type="float" office:value="3.3">
            <text:p>3,3</text:p>
          </table:table-cell>
          <table:table-cell table:style-name="ce32" table:formula="of:=[.B2]/[.H9]" office:value-type="float" office:value="0.125">
            <text:p>0,125</text:p>
          </table:table-cell>
          <table:table-cell table:style-name="ce35" table:formula="of:=0.001*[.G9]*[.J9]" office:value-type="float" office:value="0.0025">
            <text:p>0,002500</text:p>
          </table:table-cell>
          <table:table-cell table:style-name="ce32" table:formula="of:=[.F9]-[.D9]" office:value-type="float" office:value="1">
            <text:p>1,000</text:p>
          </table:table-cell>
          <table:table-cell table:style-name="ce32" table:formula="of:=[.D9]+[.L9]*[.J9]" office:value-type="float" office:value="2.525">
            <text:p>2,525</text:p>
          </table:table-cell>
          <table:table-cell table:style-name="ce38" table:formula="of:=[.I9]-[.M9]" office:value-type="float" office:value="0.775">
            <text:p>0,78</text:p>
          </table:table-cell>
          <table:table-cell table:style-name="ce41" table:formula="of:=[.N9]/[.K9]" office:value-type="float" office:value="310">
            <text:p>310</text:p>
          </table:table-cell>
        </table:table-row>
        <table:table-row table:style-name="ro1">
          <table:table-cell table:style-name="ce4" office:value-type="string">
            <text:p>CHARGE</text:p>
          </table:table-cell>
          <table:table-cell table:style-name="ce9" office:value-type="string">
            <text:p>R</text:p>
          </table:table-cell>
          <table:table-cell table:style-name="ce13" office:value-type="string">
            <text:p>GNL-0603LRC </text:p>
          </table:table-cell>
          <table:table-cell table:style-name="ce16" table:formula="of:=[.E10]-([.F10]-[.E10])" office:value-type="float" office:value="1.5">
            <text:p>1,5</text:p>
          </table:table-cell>
          <table:table-cell table:style-name="ce20" office:value-type="float" office:value="1.7">
            <text:p>1,7</text:p>
          </table:table-cell>
          <table:table-cell table:style-name="ce22" office:value-type="float" office:value="1.9">
            <text:p>1,9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40">
            <text:p>40</text:p>
          </table:table-cell>
          <table:table-cell table:style-name="ce30" office:value-type="float" office:value="5">
            <text:p>5,0</text:p>
          </table:table-cell>
          <table:table-cell table:style-name="ce33" table:formula="of:=[.B2]/40" office:value-type="float" office:value="0.375">
            <text:p>0,375</text:p>
          </table:table-cell>
          <table:table-cell table:style-name="ce36" table:formula="of:=0.001*[.G10]*[.J10]" office:value-type="float" office:value="0.0075">
            <text:p>0,007500</text:p>
          </table:table-cell>
          <table:table-cell table:style-name="ce33" table:formula="of:=[.F10]-[.D10]" office:value-type="float" office:value="0.4">
            <text:p>0,400</text:p>
          </table:table-cell>
          <table:table-cell table:style-name="ce33" table:formula="of:=[.D10]+[.L10]*[.J10]" office:value-type="float" office:value="1.65">
            <text:p>1,650</text:p>
          </table:table-cell>
          <table:table-cell table:style-name="ce39" table:formula="of:=[.I10]-[.M10]" office:value-type="float" office:value="3.35">
            <text:p>3,35</text:p>
          </table:table-cell>
          <table:table-cell table:style-name="ce42" table:formula="of:=[.N10]/[.K10]" office:value-type="float" office:value="446.666666666667">
            <text:p>4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02.03.2023</text:date>, <text:time>11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1M19S</meta:editing-duration>
    <meta:editing-cycles>21</meta:editing-cycles>
    <meta:generator>OpenOffice/4.1.11$Win32 OpenOffice.org_project/4111m1$Build-9808</meta:generator>
    <dc:date>2023-03-02T11:00:13.54</dc:date>
    <meta:document-statistic meta:table-count="1" meta:cell-count="119" meta:object-count="0"/>
    <meta:user-defined meta:name="Info 1"/>
    <meta:user-defined meta:name="Info 2"/>
    <meta:user-defined meta:name="Info 3"/>
    <meta:user-defined meta:name="Info 4"/>
  </office:meta>
</office:document-meta>
</file>